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438d" officeooo:paragraph-rsid="001d438d"/>
    </style:style>
    <style:style style:name="P2" style:family="paragraph" style:parent-style-name="Standard">
      <style:text-properties fo:font-weight="bold" officeooo:rsid="001d438d" officeooo:paragraph-rsid="001d438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CC Pragmas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11:46:37.108525540</meta:creation-date>
    <dc:date>2015-11-05T11:47:05.362371011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4.2.8.2$Linux_X86_64 LibreOffice_project/420m0$Build-2</meta:generator>
  </office:meta>
</office:document-meta>
</file>